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S</text:p>
          </table:table-cell>
          <table:table-cell/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FC40</text:p>
          </table:table-cell>
          <table:table-cell table:style-name="ce1"/>
          <table:table-cell/>
          <table:table-cell office:value-type="string" calcext:value-type="string">
            <text:p>BINS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0 - 0.1</text:p>
          </table:table-cell>
          <table:table-cell office:value-type="string" calcext:value-type="string">
            <text:p>]”</text:p>
          </table:table-cell>
          <table:table-cell office:value-type="float" office:value="4631" calcext:value-type="float">
            <text:p>4631</text:p>
          </table:table-cell>
          <table:table-cell office:value-type="float" office:value="2317" calcext:value-type="float">
            <text:p>2317</text:p>
          </table:table-cell>
          <table:table-cell office:value-type="float" office:value="1856" calcext:value-type="float">
            <text:p>1856</text:p>
          </table:table-cell>
          <table:table-cell office:value-type="float" office:value="1666" calcext:value-type="float">
            <text:p>1666</text:p>
          </table:table-cell>
          <table:table-cell table:number-columns-repeated="2"/>
          <table:table-cell office:value-type="string" calcext:value-type="string">
            <text:p>0.0 - 0.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631" calcext:value-type="float">
            <text:p>463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317" calcext:value-type="float">
            <text:p>231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56" calcext:value-type="float">
            <text:p>185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66" calcext:value-type="float">
            <text:p>1666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1 - 0.2</text:p>
          </table:table-cell>
          <table:table-cell office:value-type="string" calcext:value-type="string">
            <text:p>]”</text:p>
          </table:table-cell>
          <table:table-cell office:value-type="float" office:value="8961" calcext:value-type="float">
            <text:p>8961</text:p>
          </table:table-cell>
          <table:table-cell office:value-type="float" office:value="4480" calcext:value-type="float">
            <text:p>4480</text:p>
          </table:table-cell>
          <table:table-cell office:value-type="float" office:value="3584" calcext:value-type="float">
            <text:p>3584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string" calcext:value-type="string">
            <text:p>0.1 - 0.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961" calcext:value-type="float">
            <text:p>896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480" calcext:value-type="float">
            <text:p>448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584" calcext:value-type="float">
            <text:p>358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200" calcext:value-type="float">
            <text:p>320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2 - 0.3</text:p>
          </table:table-cell>
          <table:table-cell office:value-type="string" calcext:value-type="string">
            <text:p>]”</text:p>
          </table:table-cell>
          <table:table-cell office:value-type="float" office:value="6140" calcext:value-type="float">
            <text:p>6140</text:p>
          </table:table-cell>
          <table:table-cell office:value-type="float" office:value="3074" calcext:value-type="float">
            <text:p>3074</text:p>
          </table:table-cell>
          <table:table-cell office:value-type="float" office:value="2470" calcext:value-type="float">
            <text:p>2470</text:p>
          </table:table-cell>
          <table:table-cell office:value-type="float" office:value="2213" calcext:value-type="float">
            <text:p>2213</text:p>
          </table:table-cell>
          <table:table-cell table:number-columns-repeated="2"/>
          <table:table-cell office:value-type="string" calcext:value-type="string">
            <text:p>0.2 - 0.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140" calcext:value-type="float">
            <text:p>614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074" calcext:value-type="float">
            <text:p>307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70" calcext:value-type="float">
            <text:p>247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213" calcext:value-type="float">
            <text:p>2213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3 - 0.4</text:p>
          </table:table-cell>
          <table:table-cell office:value-type="string" calcext:value-type="string">
            <text:p>]”</text:p>
          </table:table-cell>
          <table:table-cell office:value-type="float" office:value="2960" calcext:value-type="float">
            <text:p>2960</text:p>
          </table:table-cell>
          <table:table-cell office:value-type="float" office:value="1526" calcext:value-type="float">
            <text:p>1526</text:p>
          </table:table-cell>
          <table:table-cell office:value-type="float" office:value="1257" calcext:value-type="float">
            <text:p>1257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office:value-type="string" calcext:value-type="string">
            <text:p>0.3 - 0.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960" calcext:value-type="float">
            <text:p>296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526" calcext:value-type="float">
            <text:p>152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57" calcext:value-type="float">
            <text:p>125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146" calcext:value-type="float">
            <text:p>1146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4 - 0.5</text:p>
          </table:table-cell>
          <table:table-cell office:value-type="string" calcext:value-type="string">
            <text:p>]”</text:p>
          </table:table-cell>
          <table:table-cell office:value-type="float" office:value="4860" calcext:value-type="float">
            <text:p>4860</text:p>
          </table:table-cell>
          <table:table-cell office:value-type="float" office:value="2431" calcext:value-type="float">
            <text:p>2431</text:p>
          </table:table-cell>
          <table:table-cell office:value-type="float" office:value="1945" calcext:value-type="float">
            <text:p>1945</text:p>
          </table:table-cell>
          <table:table-cell office:value-type="float" office:value="1736" calcext:value-type="float">
            <text:p>1736</text:p>
          </table:table-cell>
          <table:table-cell table:number-columns-repeated="2"/>
          <table:table-cell office:value-type="string" calcext:value-type="string">
            <text:p>0.4 - 0.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860" calcext:value-type="float">
            <text:p>486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31" calcext:value-type="float">
            <text:p>243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945" calcext:value-type="float">
            <text:p>194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736" calcext:value-type="float">
            <text:p>1736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5 - 0.6</text:p>
          </table:table-cell>
          <table:table-cell office:value-type="string" calcext:value-type="string">
            <text:p>]”</text:p>
          </table:table-cell>
          <table:table-cell office:value-type="float" office:value="3973" calcext:value-type="float">
            <text:p>3973</text:p>
          </table:table-cell>
          <table:table-cell office:value-type="float" office:value="1987" calcext:value-type="float">
            <text:p>1987</text:p>
          </table:table-cell>
          <table:table-cell office:value-type="float" office:value="1589" calcext:value-type="float">
            <text:p>1589</text:p>
          </table:table-cell>
          <table:table-cell office:value-type="float" office:value="1420" calcext:value-type="float">
            <text:p>1420</text:p>
          </table:table-cell>
          <table:table-cell table:number-columns-repeated="2"/>
          <table:table-cell office:value-type="string" calcext:value-type="string">
            <text:p>0.5 - 0.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973" calcext:value-type="float">
            <text:p>397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987" calcext:value-type="float">
            <text:p>198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589" calcext:value-type="float">
            <text:p>158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420" calcext:value-type="float">
            <text:p>142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6 - 0.7</text:p>
          </table:table-cell>
          <table:table-cell office:value-type="string" calcext:value-type="string">
            <text:p>]”</text:p>
          </table:table-cell>
          <table:table-cell office:value-type="float" office:value="1324" calcext:value-type="float">
            <text:p>1324</text:p>
          </table:table-cell>
          <table:table-cell office:value-type="float" office:value="841" calcext:value-type="float">
            <text:p>841</text:p>
          </table:table-cell>
          <table:table-cell office:value-type="float" office:value="769" calcext:value-type="float">
            <text:p>769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0.6 - 0.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324" calcext:value-type="float">
            <text:p>132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41" calcext:value-type="float">
            <text:p>84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69" calcext:value-type="float">
            <text:p>76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44" calcext:value-type="float">
            <text:p>744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7 - 0.8</text:p>
          </table:table-cell>
          <table:table-cell office:value-type="string" calcext:value-type="string">
            <text:p>]”</text:p>
          </table:table-cell>
          <table:table-cell table:number-columns-repeated="3" office:value-type="float" office:value="794" calcext:value-type="float">
            <text:p>794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0.7 - 0.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6" calcext:value-type="float">
            <text:p>796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8 - 0.9</text:p>
          </table:table-cell>
          <table:table-cell office:value-type="string" calcext:value-type="string">
            <text:p>]”</text:p>
          </table:table-cell>
          <table:table-cell office:value-type="float" office:value="1141" calcext:value-type="float">
            <text:p>1141</text:p>
          </table:table-cell>
          <table:table-cell office:value-type="float" office:value="828" calcext:value-type="float">
            <text:p>828</text:p>
          </table:table-cell>
          <table:table-cell office:value-type="float" office:value="798" calcext:value-type="float">
            <text:p>798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string" calcext:value-type="string">
            <text:p>0.8 - 0.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141" calcext:value-type="float">
            <text:p>114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28" calcext:value-type="float">
            <text:p>82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8" calcext:value-type="float">
            <text:p>79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9 - 1.0</text:p>
          </table:table-cell>
          <table:table-cell office:value-type="string" calcext:value-type="string">
            <text:p>]”</text:p>
          </table:table-cell>
          <table:table-cell office:value-type="float" office:value="3888" calcext:value-type="float">
            <text:p>3888</text:p>
          </table:table-cell>
          <table:table-cell office:value-type="float" office:value="1945" calcext:value-type="float">
            <text:p>1945</text:p>
          </table:table-cell>
          <table:table-cell office:value-type="float" office:value="1556" calcext:value-type="float">
            <text:p>1556</text:p>
          </table:table-cell>
          <table:table-cell office:value-type="float" office:value="1390" calcext:value-type="float">
            <text:p>1390</text:p>
          </table:table-cell>
          <table:table-cell table:number-columns-repeated="2"/>
          <table:table-cell office:value-type="string" calcext:value-type="string">
            <text:p>0.9 - 1.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888" calcext:value-type="float">
            <text:p>388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945" calcext:value-type="float">
            <text:p>194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556" calcext:value-type="float">
            <text:p>155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390" calcext:value-type="float">
            <text:p>139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 Counts</text:p>
          </table:table-cell>
          <table:table-cell/>
          <table:table-cell office:value-type="float" office:value="38672" calcext:value-type="float">
            <text:p>38672</text:p>
          </table:table-cell>
          <table:table-cell office:value-type="float" office:value="20223" calcext:value-type="float">
            <text:p>20223</text:p>
          </table:table-cell>
          <table:table-cell office:value-type="float" office:value="16618" calcext:value-type="float">
            <text:p>16618</text:p>
          </table:table-cell>
          <table:table-cell office:value-type="float" office:value="15102" calcext:value-type="float">
            <text:p>15102</text:p>
          </table:table-cell>
          <table:table-cell table:number-columns-repeated="2"/>
          <table:table-cell office:value-type="string" calcext:value-type="string">
            <text:p>Tot Cou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8672" calcext:value-type="float">
            <text:p>3867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0223" calcext:value-type="float">
            <text:p>2022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618" calcext:value-type="float">
            <text:p>1661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5102" calcext:value-type="float">
            <text:p>1510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FC10</text:p>
          </table:table-cell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4631" calcext:value-type="float">
            <text:p>46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3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8961" calcext:value-type="float">
            <text:p>896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6140" calcext:value-type="float">
            <text:p>614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2960" calcext:value-type="float">
            <text:p>296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4860" calcext:value-type="float">
            <text:p>486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3973" calcext:value-type="float">
            <text:p>397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1324" calcext:value-type="float">
            <text:p>132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1141" calcext:value-type="float">
            <text:p>114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3888" calcext:value-type="float">
            <text:p>3888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38672" calcext:value-type="float">
            <text:p>38672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2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2317" calcext:value-type="float">
            <text:p>23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4480" calcext:value-type="float">
            <text:p>448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3074" calcext:value-type="float">
            <text:p>307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526" calcext:value-type="float">
            <text:p>152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2431" calcext:value-type="float">
            <text:p>243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945" calcext:value-type="float">
            <text:p>194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20223" calcext:value-type="float">
            <text:p>20223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856" calcext:value-type="float">
            <text:p>18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3584" calcext:value-type="float">
            <text:p>358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257" calcext:value-type="float">
            <text:p>125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1945" calcext:value-type="float">
            <text:p>194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1589" calcext:value-type="float">
            <text:p>158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556" calcext:value-type="float">
            <text:p>155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16618" calcext:value-type="float">
            <text:p>16618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4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666" calcext:value-type="float">
            <text:p>16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2213" calcext:value-type="float">
            <text:p>221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146" calcext:value-type="float">
            <text:p>114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1736" calcext:value-type="float">
            <text:p>173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15102" calcext:value-type="float">
            <text:p>1510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8:09:48.485730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21:18:56.515789740</meta:creation-date>
    <dc:date>2023-11-02T13:11:50.299416523</dc:date>
    <meta:editing-duration>PT6H39M50S</meta:editing-duration>
    <meta:editing-cycles>19</meta:editing-cycles>
    <meta:generator>LibreOffice/6.4.7.2$Linux_X86_64 LibreOffice_project/40$Build-2</meta:generator>
    <meta:document-statistic meta:table-count="1" meta:cell-count="400" meta:object-count="0"/>
  </office:meta>
</office:document-meta>
</file>